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1000000E1853EBCB9C249E1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988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2.293cm" svg:y="-0.018cm" svg:width="5.953cm" svg:height="5.953cm" draw:z-index="0"><draw:image xlink:href="Pictures/10000000000000E1000000E1853EBCB9C249E199.png" xlink:type="simple" xlink:show="embed" xlink:actuate="onLoad" loext:mime-type="image/png"/></draw:frame><draw:frame draw:style-name="fr1" draw:name="Figura2" text:anchor-type="paragraph" svg:x="12.471cm" svg:y="6.041cm" svg:width="2.88cm" svg:height="2.88cm" draw:z-index="1"><draw:image xlink:href="Pictures/10000000000000E1000000E1853EBCB9C249E199.png" xlink:type="simple" xlink:show="embed" xlink:actuate="onLoad" loext:mime-type="image/png"/></draw:frame><text:s text:c="3"/><text:span text:style-name="T1">&lt;%=@title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6T14:47:33.093452866</meta:creation-date>
    <dc:date>2023-03-01T20:16:55.114024278</dc:date>
    <meta:editing-duration>PT1M12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1" meta:word-count="1" meta:character-count="13" meta:non-whitespace-character-count="10"/>
  </office:meta>
</office:document-meta>
</file>